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fe9" officeooo:paragraph-rsid="0005efe9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408cm" fo:min-width="0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572cm" fo:min-width="2.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286cm" fo:min-width="3.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1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3.006cm" fo:min-width="8.2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1" draw:style-name="gr8" svg:width="8.235cm" svg:height="3.006cm" svg:x="4.754cm" svg:y="0.801cm"><text:p/><draw:enhanced-geometry svg:viewBox="0 0 21600 21600" draw:type="rectangle" draw:enhanced-path="M 0 0 L 21600 0 21600 21600 0 21600 0 0 Z N"/></draw:custom-shape><draw:frame text:anchor-type="paragraph" draw:z-index="1" draw:name="Forme2" draw:style-name="gr7" draw:text-style-name="P4" svg:width="6.605cm" svg:height="1.186cm" svg:x="5.558cm" svg:y="1.817cm"><draw:text-box><text:p text:style-name="P2">Page d’entrée</text:p><text:p text:style-name="P2">Accueil</text:p></draw:text-box></draw:frame><draw:custom-shape text:anchor-type="paragraph" draw:z-index="2" draw:name="Forme3" draw:style-name="gr6" svg:width="3.26cm" svg:height="2.287cm" svg:x="0.182cm" svg:y="7.913cm"><text:p/><draw:enhanced-geometry svg:viewBox="0 0 21600 21600" draw:type="rectangle" draw:enhanced-path="M 0 0 L 21600 0 21600 21600 0 21600 0 0 Z N"/></draw:custom-shape><draw:custom-shape text:anchor-type="paragraph" draw:z-index="3" draw:name="Forme3_0" draw:style-name="gr6" svg:width="3.26cm" svg:height="2.287cm" svg:x="6.384cm" svg:y="7.934cm"><text:p/><draw:enhanced-geometry svg:viewBox="0 0 21600 21600" draw:type="rectangle" draw:enhanced-path="M 0 0 L 21600 0 21600 21600 0 21600 0 0 Z N"/></draw:custom-shape><draw:frame text:anchor-type="paragraph" draw:z-index="4" draw:name="Forme4_0" draw:style-name="gr2" draw:text-style-name="P3" svg:width="2.964cm" svg:height="0.869cm" svg:x="6.68cm" svg:y="8.696cm"><draw:text-box><text:p text:style-name="P2"><text:span text:style-name="T1">Grandes parties </text:span></text:p></draw:text-box></draw:frame><draw:custom-shape text:anchor-type="paragraph" draw:z-index="5" draw:name="Forme3_1" draw:style-name="gr6" svg:width="3.26cm" svg:height="2.287cm" svg:x="12.564cm" svg:y="7.892cm"><text:p/><draw:enhanced-geometry svg:viewBox="0 0 21600 21600" draw:type="rectangle" draw:enhanced-path="M 0 0 L 21600 0 21600 21600 0 21600 0 0 Z N"/></draw:custom-shape><draw:custom-shape text:anchor-type="paragraph" draw:z-index="6" draw:name="Forme3_2" draw:style-name="gr6" svg:width="3.26cm" svg:height="2.287cm" svg:x="-0.178cm" svg:y="13.607cm"><text:p/><draw:enhanced-geometry svg:viewBox="0 0 21600 21600" draw:type="rectangle" draw:enhanced-path="M 0 0 L 21600 0 21600 21600 0 21600 0 0 Z N"/></draw:custom-shape><draw:custom-shape text:anchor-type="paragraph" draw:z-index="7" draw:name="Forme3_3" draw:style-name="gr6" svg:width="3.26cm" svg:height="2.287cm" svg:x="-0.284cm" svg:y="17.692cm"><text:p/><draw:enhanced-geometry svg:viewBox="0 0 21600 21600" draw:type="rectangle" draw:enhanced-path="M 0 0 L 21600 0 21600 21600 0 21600 0 0 Z N"/></draw:custom-shape><draw:custom-shape text:anchor-type="paragraph" draw:z-index="8" draw:name="Forme3_4" draw:style-name="gr6" svg:width="3.26cm" svg:height="2.287cm" svg:x="-0.093cm" svg:y="22.624cm"><text:p/><draw:enhanced-geometry svg:viewBox="0 0 21600 21600" draw:type="rectangle" draw:enhanced-path="M 0 0 L 21600 0 21600 21600 0 21600 0 0 Z N"/></draw:custom-shape><draw:custom-shape text:anchor-type="paragraph" draw:z-index="9" draw:name="Forme3_5" draw:style-name="gr6" svg:width="3.26cm" svg:height="2.287cm" svg:x="6.511cm" svg:y="13.522cm"><text:p/><draw:enhanced-geometry svg:viewBox="0 0 21600 21600" draw:type="rectangle" draw:enhanced-path="M 0 0 L 21600 0 21600 21600 0 21600 0 0 Z N"/></draw:custom-shape><draw:custom-shape text:anchor-type="paragraph" draw:z-index="10" draw:name="Forme3_6" draw:style-name="gr6" svg:width="3.26cm" svg:height="2.287cm" svg:x="6.511cm" svg:y="17.861cm"><text:p/><draw:enhanced-geometry svg:viewBox="0 0 21600 21600" draw:type="rectangle" draw:enhanced-path="M 0 0 L 21600 0 21600 21600 0 21600 0 0 Z N"/></draw:custom-shape><draw:custom-shape text:anchor-type="paragraph" draw:z-index="11" draw:name="Forme3_7" draw:style-name="gr6" svg:width="3.26cm" svg:height="2.287cm" svg:x="6.489cm" svg:y="22.645cm"><text:p/><draw:enhanced-geometry svg:viewBox="0 0 21600 21600" draw:type="rectangle" draw:enhanced-path="M 0 0 L 21600 0 21600 21600 0 21600 0 0 Z N"/></draw:custom-shape><draw:custom-shape text:anchor-type="paragraph" draw:z-index="12" draw:name="Forme3_8" draw:style-name="gr6" svg:width="3.26cm" svg:height="2.287cm" svg:x="12.564cm" svg:y="13.353cm"><text:p/><draw:enhanced-geometry svg:viewBox="0 0 21600 21600" draw:type="rectangle" draw:enhanced-path="M 0 0 L 21600 0 21600 21600 0 21600 0 0 Z N"/></draw:custom-shape><draw:custom-shape text:anchor-type="paragraph" draw:z-index="13" draw:name="Forme3_9" draw:style-name="gr6" svg:width="3.26cm" svg:height="2.287cm" svg:x="12.607cm" svg:y="17.755cm"><text:p/><draw:enhanced-geometry svg:viewBox="0 0 21600 21600" draw:type="rectangle" draw:enhanced-path="M 0 0 L 21600 0 21600 21600 0 21600 0 0 Z N"/></draw:custom-shape><draw:custom-shape text:anchor-type="paragraph" draw:z-index="14" draw:name="Forme3_10" draw:style-name="gr6" svg:width="3.26cm" svg:height="2.287cm" svg:x="12.628cm" svg:y="22.327cm"><text:p/><draw:enhanced-geometry svg:viewBox="0 0 21600 21600" draw:type="rectangle" draw:enhanced-path="M 0 0 L 21600 0 21600 21600 0 21600 0 0 Z N"/></draw:custom-shape><draw:custom-shape text:anchor-type="paragraph" draw:z-index="15" draw:name="Forme5" draw:style-name="gr5" svg:width="2.647cm" svg:height="1.144cm" svg:x="3.59cm" svg:y="8.50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6" draw:name="Forme5_0" draw:style-name="gr5" svg:width="2.647cm" svg:height="1.144cm" svg:x="9.77cm" svg:y="8.42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7" draw:name="Forme6" draw:style-name="gr4" svg:width="1.292cm" svg:height="1.609cm" svg:x="1.05cm" svg:y="11.0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Forme6_0" draw:style-name="gr4" svg:width="1.292cm" svg:height="1.609cm" svg:x="7.442cm" svg:y="11.1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Forme6_1" draw:style-name="gr4" svg:width="1.292cm" svg:height="1.609cm" svg:x="13.601cm" svg:y="11.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e6_2" draw:style-name="gr4" svg:width="1.292cm" svg:height="1.609cm" svg:x="0.711cm" svg:y="16.08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e6_3" draw:style-name="gr4" svg:width="1.292cm" svg:height="1.609cm" svg:x="7.59cm" svg:y="16.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Forme6_4" draw:style-name="gr4" svg:width="1.292cm" svg:height="1.609cm" svg:x="13.665cm" svg:y="15.9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Forme6_5" draw:style-name="gr4" svg:width="1.292cm" svg:height="1.609cm" svg:x="0.753cm" svg:y="20.5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Forme6_6" draw:style-name="gr4" svg:width="1.292cm" svg:height="1.609cm" svg:x="7.442cm" svg:y="20.6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Forme6_7" draw:style-name="gr4" svg:width="1.292cm" svg:height="1.609cm" svg:x="13.58cm" svg:y="20.4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6" draw:name="Forme7" draw:style-name="gr3" draw:text-style-name="P4" svg:width="2.054cm" svg:height="0.976cm" svg:x="7.082cm" svg:y="14.242cm"><draw:text-box><text:p text:style-name="P2">Sous parties </text:p></draw:text-box></draw:frame><draw:frame text:anchor-type="paragraph" draw:z-index="27" draw:name="Forme7_0" draw:style-name="gr3" draw:text-style-name="P4" svg:width="2.054cm" svg:height="0.976cm" svg:x="0.478cm" svg:y="14.263cm"><draw:text-box><text:p text:style-name="P2">Sous parties </text:p></draw:text-box></draw:frame><draw:frame text:anchor-type="paragraph" draw:z-index="28" draw:name="Forme7_1" draw:style-name="gr3" draw:text-style-name="P4" svg:width="2.054cm" svg:height="0.976cm" svg:x="13.22cm" svg:y="14.03cm"><draw:text-box><text:p text:style-name="P2">Sous parties </text:p></draw:text-box></draw:frame><draw:frame text:anchor-type="paragraph" draw:z-index="29" draw:name="Forme7_2" draw:style-name="gr3" draw:text-style-name="P4" svg:width="2.054cm" svg:height="0.976cm" svg:x="0.245cm" svg:y="18.369cm"><draw:text-box><text:p text:style-name="P2">Sous parties </text:p></draw:text-box></draw:frame><draw:frame text:anchor-type="paragraph" draw:z-index="30" draw:name="Forme7_3" draw:style-name="gr3" draw:text-style-name="P4" svg:width="2.054cm" svg:height="0.976cm" svg:x="7.082cm" svg:y="18.517cm"><draw:text-box><text:p text:style-name="P2">Sous parties </text:p></draw:text-box></draw:frame><draw:frame text:anchor-type="paragraph" draw:z-index="31" draw:name="Forme7_4" draw:style-name="gr3" draw:text-style-name="P4" svg:width="2.054cm" svg:height="0.976cm" svg:x="13.178cm" svg:y="18.327cm"><draw:text-box><text:p text:style-name="P2">Sous parties </text:p></draw:text-box></draw:frame><draw:frame text:anchor-type="paragraph" draw:z-index="32" draw:name="Forme7_5" draw:style-name="gr3" draw:text-style-name="P4" svg:width="2.054cm" svg:height="0.976cm" svg:x="0.351cm" svg:y="23.259cm"><draw:text-box><text:p text:style-name="P2">Sous parties v</text:p></draw:text-box></draw:frame><draw:frame text:anchor-type="paragraph" draw:z-index="33" draw:name="Forme7_6" draw:style-name="gr3" draw:text-style-name="P4" svg:width="2.054cm" svg:height="0.976cm" svg:x="7.209cm" svg:y="23.237cm"><draw:text-box><text:p text:style-name="P2">Sous parties </text:p></draw:text-box></draw:frame><draw:frame text:anchor-type="paragraph" draw:z-index="34" draw:name="Forme7_7" draw:style-name="gr3" draw:text-style-name="P4" svg:width="2.054cm" svg:height="3.41cm" svg:x="13.284cm" svg:y="22.962cm"><draw:text-box><text:p text:style-name="P2">Sous parties </text:p><text:p text:style-name="P2"/><text:p text:style-name="P2"/><text:p text:style-name="P2">Retour page d’accueil</text:p></draw:text-box></draw:frame><draw:frame text:anchor-type="paragraph" draw:z-index="35" draw:name="Forme4_1" draw:style-name="gr2" draw:text-style-name="P3" svg:width="2.964cm" svg:height="0.869cm" svg:x="0.288cm" svg:y="8.738cm"><draw:text-box><text:p text:style-name="P2"><text:span text:style-name="T1">Grandes parties </text:span></text:p></draw:text-box></draw:frame><draw:frame text:anchor-type="paragraph" draw:z-index="36" draw:name="Forme4_2" draw:style-name="gr2" draw:text-style-name="P3" svg:width="2.964cm" svg:height="0.869cm" svg:x="12.67cm" svg:y="8.675cm"><draw:text-box><text:p text:style-name="P2"><text:span text:style-name="T1">Grandes parties </text:span></text:p></draw:text-box></draw:frame><draw:line text:anchor-type="paragraph" draw:z-index="37" draw:name="Forme8" draw:style-name="gr1" draw:text-style-name="P2" svg:x1="9.749cm" svg:y1="23.704cm" svg:x2="12.564cm" svg:y2="10.178cm"><text:p/></draw:line><draw:line text:anchor-type="paragraph" draw:z-index="38" draw:name="Forme9" draw:style-name="gr1" draw:text-style-name="P2" svg:x1="3.166cm" svg:y1="23.978cm" svg:x2="6.383cm" svg:y2="10.22cm"><text:p/></draw:line><draw:line text:anchor-type="paragraph" draw:z-index="39" draw:name="Forme10" draw:style-name="gr1" draw:text-style-name="P2" svg:x1="1.875cm" svg:y1="7.912cm" svg:x2="6.193cm" svg:y2="3.806cm"><text:p/></draw:line><draw:line text:anchor-type="paragraph" draw:z-index="40" draw:name="Forme11" draw:style-name="gr1" draw:text-style-name="P2" svg:x1="8.437cm" svg:y1="7.934cm" svg:x2="8.479cm" svg:y2="3.806cm"><text:p/></draw:line><draw:line text:anchor-type="paragraph" draw:z-index="41" draw:name="Forme12" draw:style-name="gr1" draw:text-style-name="P2" svg:x1="14.109cm" svg:y1="7.891cm" svg:x2="11.908cm" svg:y2="3.806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09:29:02.610000000</meta:creation-date>
    <dc:date>2020-10-01T09:51:26.885000000</dc:date>
    <meta:editing-duration>PT1M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